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svg:font-family="Arial" style:font-family-generic="swiss"/>
    <style:font-face style:name="FreeSans1" svg:font-family="FreeSans" style:font-family-generic="swiss"/>
    <style:font-face style:name="VNI-Times" svg:font-family="VNI-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0%" fo:text-align="justify" style:justify-single-word="false">
        <style:tab-stops>
          <style:tab-stop style:position="5.5in" style:type="center"/>
        </style:tab-stops>
      </style:paragraph-properties>
    </style:style>
    <style:style style:name="P2" style:family="paragraph" style:parent-style-name="Standard">
      <style:paragraph-properties fo:line-height="110%" fo:text-align="justify" style:justify-single-word="false"/>
      <style:text-properties officeooo:paragraph-rsid="00200ebf"/>
    </style:style>
    <style:style style:name="P3" style:family="paragraph" style:parent-style-name="Standard">
      <style:paragraph-properties fo:line-height="110%" fo:text-align="justify" style:justify-single-word="false">
        <style:tab-stops>
          <style:tab-stop style:position="0.75in" style:type="center"/>
          <style:tab-stop style:position="5.75in" style:type="center"/>
        </style:tab-stops>
      </style:paragraph-properties>
      <style:text-properties officeooo:paragraph-rsid="00200ebf"/>
    </style:style>
    <style:style style:name="P4" style:family="paragraph" style:parent-style-name="Standard">
      <style:paragraph-properties fo:line-height="110%" fo:text-align="justify" style:justify-single-word="false">
        <style:tab-stops>
          <style:tab-stop style:position="0.9402in" style:type="center"/>
          <style:tab-stop style:position="5.75in" style:type="center"/>
        </style:tab-stops>
      </style:paragraph-properties>
      <style:text-properties officeooo:paragraph-rsid="00200ebf"/>
    </style:style>
    <style:style style:name="P5" style:family="paragraph" style:parent-style-name="Standard">
      <style:paragraph-properties fo:line-height="110%" fo:text-align="end" style:justify-single-word="false"/>
    </style:style>
    <style:style style:name="P6" style:family="paragraph" style:parent-style-name="Standard">
      <style:paragraph-properties fo:line-height="110%" fo:text-align="end" style:justify-single-word="false"/>
      <style:text-properties style:font-name="Arial1" fo:font-size="11pt" style:font-size-asian="11pt" style:font-name-complex="Arial1" style:font-size-complex="11pt"/>
    </style:style>
    <style:style style:name="P7" style:family="paragraph" style:parent-style-name="Standard">
      <style:paragraph-properties fo:line-height="110%" fo:text-align="justify" style:justify-single-word="false"/>
      <style:text-properties style:font-name="Arial1" fo:font-size="11pt" style:font-size-asian="11pt" style:font-name-complex="Arial1" style:font-size-complex="11pt"/>
    </style:style>
    <style:style style:name="P8" style:family="paragraph" style:parent-style-name="Standard">
      <style:paragraph-properties fo:line-height="110%" fo:text-align="end" style:justify-single-word="false"/>
      <style:text-properties style:font-name="Arial1" fo:font-size="11pt" fo:font-style="italic" style:font-size-asian="11pt" style:font-style-asian="italic" style:font-name-complex="Arial1" style:font-size-complex="11pt"/>
    </style:style>
    <style:style style:name="P9" style:family="paragraph" style:parent-style-name="Standard">
      <style:paragraph-properties fo:line-height="110%" fo:text-align="justify" style:justify-single-word="false"/>
      <style:text-properties style:font-name="Arial1" fo:font-size="11pt" fo:font-weight="bold" style:font-size-asian="11pt" style:font-weight-asian="bold" style:font-name-complex="Arial1" style:font-size-complex="11pt"/>
    </style:style>
    <style:style style:name="P10" style:family="paragraph" style:parent-style-name="Standard">
      <style:paragraph-properties fo:line-height="110%" fo:text-align="justify" style:justify-single-word="false">
        <style:tab-stops>
          <style:tab-stop style:position="5.5in" style:type="center"/>
        </style:tab-stops>
      </style:paragraph-properties>
      <style:text-properties style:font-name="Arial1" fo:font-size="11pt" fo:font-weight="bold" style:font-size-asian="11pt" style:font-weight-asian="bold" style:font-name-complex="Arial1" style:font-size-complex="11pt"/>
    </style:style>
    <style:style style:name="P11" style:family="paragraph" style:parent-style-name="Standard">
      <style:paragraph-properties fo:line-height="110%" fo:text-align="justify" style:justify-single-word="false">
        <style:tab-stops>
          <style:tab-stop style:position="0.75in" style:type="center"/>
          <style:tab-stop style:position="5.75in" style:type="center"/>
        </style:tab-stops>
      </style:paragraph-properties>
      <style:text-properties style:font-name="Arial1" fo:font-size="11pt" fo:font-weight="bold" officeooo:paragraph-rsid="00200ebf" style:font-size-asian="11pt" style:font-weight-asian="bold" style:font-name-complex="Arial1" style:font-size-complex="11pt"/>
    </style:style>
    <style:style style:name="P12" style:family="paragraph" style:parent-style-name="Standard">
      <style:paragraph-properties fo:line-height="110%" fo:text-align="center" style:justify-single-word="false"/>
      <style:text-properties style:font-name="Arial1" fo:font-size="16pt" fo:font-weight="bold" style:font-size-asian="16pt" style:font-weight-asian="bold" style:font-name-complex="Arial1" style:font-size-complex="11pt"/>
    </style:style>
    <style:style style:name="P13" style:family="paragraph" style:parent-style-name="Standard">
      <style:paragraph-properties fo:margin-top="0.1665in" fo:margin-bottom="0in" loext:contextual-spacing="false"/>
    </style:style>
    <style:style style:name="P14" style:family="paragraph" style:parent-style-name="Standard">
      <style:paragraph-properties fo:margin-top="0.1665in" fo:margin-bottom="0in" loext:contextual-spacing="false" fo:line-height="110%" fo:text-align="justify" style:justify-single-word="false"/>
    </style:style>
    <style:style style:name="P15" style:family="paragraph" style:parent-style-name="Standard">
      <style:paragraph-properties fo:margin-top="0.1665in" fo:margin-bottom="0in" loext:contextual-spacing="false" fo:line-height="110%" fo:text-align="justify" style:justify-single-word="false">
        <style:tab-stops>
          <style:tab-stop style:position="4.3146in"/>
        </style:tab-stops>
      </style:paragraph-properties>
      <style:text-properties officeooo:paragraph-rsid="0038c486"/>
    </style:style>
    <style:style style:name="P16" style:family="paragraph" style:parent-style-name="Standard">
      <style:paragraph-properties fo:margin-top="0.1665in" fo:margin-bottom="0in" loext:contextual-spacing="false" fo:line-height="110%" fo:text-align="justify" style:justify-single-word="false">
        <style:tab-stops>
          <style:tab-stop style:position="3.2465in"/>
          <style:tab-stop style:position="5.252in"/>
        </style:tab-stops>
      </style:paragraph-properties>
      <style:text-properties officeooo:paragraph-rsid="003f3c63"/>
    </style:style>
    <style:style style:name="P17" style:family="paragraph" style:parent-style-name="Standard">
      <style:paragraph-properties fo:margin-top="0.1665in" fo:margin-bottom="0in" loext:contextual-spacing="false" fo:line-height="110%" fo:text-align="justify" style:justify-single-word="false">
        <style:tab-stops>
          <style:tab-stop style:position="3.4374in"/>
          <style:tab-stop style:position="5.252in"/>
        </style:tab-stops>
      </style:paragraph-properties>
    </style:style>
    <style:style style:name="P18" style:family="paragraph" style:parent-style-name="Standard">
      <style:paragraph-properties fo:margin-top="0.1665in" fo:margin-bottom="0in" loext:contextual-spacing="false" fo:line-height="110%" fo:text-align="justify" style:justify-single-word="false">
        <style:tab-stops>
          <style:tab-stop style:position="3.6283in"/>
        </style:tab-stops>
      </style:paragraph-properties>
      <style:text-properties officeooo:paragraph-rsid="004e3cb4"/>
    </style:style>
    <style:style style:name="P19" style:family="paragraph" style:parent-style-name="Standard">
      <style:paragraph-properties fo:margin-top="0.1665in" fo:margin-bottom="0in" loext:contextual-spacing="false" fo:line-height="110%" fo:text-align="justify" style:justify-single-word="false"/>
      <style:text-properties officeooo:paragraph-rsid="00641148"/>
    </style:style>
    <style:style style:name="P20" style:family="paragraph" style:parent-style-name="Standard">
      <style:paragraph-properties fo:margin-top="0.1665in" fo:margin-bottom="0in" loext:contextual-spacing="false" fo:line-height="110%" fo:text-align="justify" style:justify-single-word="false"/>
      <style:text-properties style:font-name="Arial1" fo:font-size="11pt" style:font-size-asian="11pt" style:font-name-complex="Arial1" style:font-size-complex="11pt"/>
    </style:style>
    <style:style style:name="P21" style:family="paragraph" style:parent-style-name="Standard">
      <style:paragraph-properties fo:margin-top="0.1665in" fo:margin-bottom="0in" loext:contextual-spacing="false" fo:line-height="110%" fo:text-align="justify" style:justify-single-word="false"/>
      <style:text-properties style:font-name="Arial1" fo:font-size="11pt" fo:font-style="italic" style:font-size-asian="11pt" style:font-style-asian="italic" style:font-name-complex="Arial1" style:font-size-complex="11pt"/>
    </style:style>
    <style:style style:name="P22" style:family="paragraph" style:parent-style-name="Standard">
      <style:paragraph-properties fo:margin-left="0in" fo:margin-right="0in" fo:line-height="110%" fo:text-align="justify" style:justify-single-word="false" fo:text-indent="0.1583in" style:auto-text-indent="false"/>
      <style:text-properties style:font-name="Arial1" fo:font-size="11pt" style:font-size-asian="11pt" style:font-name-complex="Arial1" style:font-size-complex="11pt"/>
    </style:style>
    <style:style style:name="P23" style:family="paragraph" style:parent-style-name="Standard">
      <style:paragraph-properties fo:margin-left="0in" fo:margin-right="0in" fo:line-height="110%" fo:text-align="justify" style:justify-single-word="false" fo:text-indent="0in" style:auto-text-indent="false"/>
      <style:text-properties style:font-name="Arial1" fo:font-size="11pt" fo:font-weight="bold" officeooo:rsid="00200ebf" officeooo:paragraph-rsid="00200ebf" style:font-size-asian="11pt" style:font-weight-asian="bold" style:font-name-complex="Arial1" style:font-size-complex="11pt"/>
    </style:style>
    <style:style style:name="P24" style:family="paragraph" style:parent-style-name="Standard" style:master-page-name="Standard">
      <style:paragraph-properties fo:line-height="110%" fo:text-align="justify" style:justify-single-word="false" style:page-number="auto">
        <style:tab-stops>
          <style:tab-stop style:position="0.0953in"/>
          <style:tab-stop style:position="6in" style:type="center"/>
        </style:tab-stops>
      </style:paragraph-properties>
      <style:text-properties style:font-name="Arial1" fo:font-size="11pt" fo:font-weight="bold" officeooo:rsid="0018d58b" officeooo:paragraph-rsid="0018d58b" style:font-size-asian="11pt" style:font-weight-asian="bold" style:font-name-complex="Arial1" style:font-size-complex="11pt"/>
    </style:style>
    <style:style style:name="T1" style:family="text">
      <style:text-properties officeooo:rsid="0026c3d4"/>
    </style:style>
    <style:style style:name="T2" style:family="text">
      <style:text-properties fo:font-size="11pt" fo:font-style="italic" fo:font-weight="bold" style:font-size-asian="11pt" style:font-style-asian="italic" style:font-weight-asian="bold" style:font-name-complex="Arial1" style:font-size-complex="11pt"/>
    </style:style>
    <style:style style:name="T3" style:family="text">
      <style:text-properties style:font-name="Arial1" fo:font-size="11pt" fo:font-weight="bold" style:font-size-asian="11pt" style:font-weight-asian="bold" style:font-name-complex="Arial1" style:font-size-complex="11pt"/>
    </style:style>
    <style:style style:name="T4" style:family="text">
      <style:text-properties style:font-name="Arial1" fo:font-size="11pt" fo:font-weight="bold" style:font-size-asian="11pt" style:font-weight-asian="bold" style:font-name-complex="Arial1" style:font-size-complex="11pt" style:font-weight-complex="bold"/>
    </style:style>
    <style:style style:name="T5" style:family="text">
      <style:text-properties style:font-name="Arial1" fo:font-size="11pt" fo:font-weight="bold" officeooo:rsid="001e226b" style:font-size-asian="11pt" style:font-weight-asian="bold" style:font-name-complex="Arial1" style:font-size-complex="11pt" style:font-weight-complex="bold"/>
    </style:style>
    <style:style style:name="T6" style:family="text">
      <style:text-properties style:font-name="Arial1" fo:font-size="11pt" fo:font-weight="bold" officeooo:rsid="006aab02" style:font-size-asian="11pt" style:font-weight-asian="bold" style:font-name-complex="Arial1" style:font-size-complex="11pt" style:font-weight-complex="bold"/>
    </style:style>
    <style:style style:name="T7" style:family="text">
      <style:text-properties style:font-name="Arial1" fo:font-size="11pt" fo:font-weight="bold" officeooo:rsid="002789eb" style:font-size-asian="11pt" style:font-weight-asian="bold" style:font-name-complex="Arial1" style:font-size-complex="11pt"/>
    </style:style>
    <style:style style:name="T8" style:family="text">
      <style:text-properties style:font-name="Arial1" fo:font-size="11pt" fo:font-weight="bold" officeooo:rsid="002acea1" style:font-size-asian="11pt" style:font-weight-asian="bold" style:font-name-complex="Arial1" style:font-size-complex="11pt"/>
    </style:style>
    <style:style style:name="T9" style:family="text">
      <style:text-properties style:font-name="Arial1" fo:font-size="11pt" fo:font-weight="bold" style:font-name-asian="Arial1" style:font-size-asian="11pt" style:font-weight-asian="bold" style:font-name-complex="Arial1" style:font-size-complex="11pt"/>
    </style:style>
    <style:style style:name="T10" style:family="text">
      <style:text-properties style:font-name="Arial1" fo:font-size="11pt" fo:font-style="italic" style:font-size-asian="11pt" style:font-style-asian="italic" style:font-name-complex="Arial1" style:font-size-complex="11pt"/>
    </style:style>
    <style:style style:name="T11" style:family="text">
      <style:text-properties style:font-name="Arial1" fo:font-size="11pt" fo:font-style="italic" officeooo:rsid="00164ec5" style:font-size-asian="11pt" style:font-style-asian="italic" style:font-name-complex="Arial1" style:font-size-complex="11pt"/>
    </style:style>
    <style:style style:name="T12" style:family="text">
      <style:text-properties style:font-name="Arial1" fo:font-size="11pt" fo:font-style="italic" fo:font-weight="bold" style:font-size-asian="11pt" style:font-style-asian="italic" style:font-weight-asian="bold" style:font-name-complex="Arial1" style:font-size-complex="11pt"/>
    </style:style>
    <style:style style:name="T13" style:family="text">
      <style:text-properties style:font-name="Arial1" fo:font-size="11pt" fo:font-style="italic" fo:font-weight="bold" style:font-size-asian="11pt" style:font-style-asian="italic" style:font-weight-asian="bold" style:font-name-complex="Arial1" style:font-size-complex="11pt" style:font-style-complex="normal"/>
    </style:style>
    <style:style style:name="T14" style:family="text">
      <style:text-properties style:font-name="Arial1" fo:font-size="11pt" fo:font-style="italic" fo:font-weight="bold" style:font-size-asian="11pt" style:font-style-asian="italic" style:font-weight-asian="bold" style:font-name-complex="Arial1" style:font-size-complex="11pt" style:font-style-complex="normal" style:font-weight-complex="bold"/>
    </style:style>
    <style:style style:name="T15" style:family="text">
      <style:text-properties style:font-name="Arial1" fo:font-size="11pt" fo:font-style="italic" style:text-underline-style="solid" style:text-underline-width="auto" style:text-underline-color="font-color" fo:font-weight="bold" style:font-size-asian="11pt" style:font-style-asian="italic" style:font-weight-asian="bold" style:font-name-complex="Arial1" style:font-size-complex="11pt"/>
    </style:style>
    <style:style style:name="T16" style:family="text">
      <style:text-properties style:font-name="Arial1" fo:font-size="11pt" style:font-size-asian="11pt" style:font-name-complex="Arial1" style:font-size-complex="11pt"/>
    </style:style>
    <style:style style:name="T17" style:family="text">
      <style:text-properties style:font-name="Arial1" fo:font-size="11pt" officeooo:rsid="006101dc" style:font-size-asian="11pt" style:font-name-complex="Arial1" style:font-size-complex="11pt"/>
    </style:style>
    <style:style style:name="T18" style:family="text">
      <style:text-properties style:font-name="Arial1" fo:font-size="11pt" officeooo:rsid="006aab02" style:font-size-asian="11pt" style:font-name-complex="Arial1" style:font-size-complex="11pt"/>
    </style:style>
    <style:style style:name="T19" style:family="text">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T20" style:family="text">
      <style:text-properties style:font-name="Arial1" fo:font-size="11pt" fo:language="en" fo:country="US" style:font-size-asian="11pt" style:font-name-complex="Arial1" style:font-size-complex="11pt"/>
    </style:style>
    <style:style style:name="T21" style:family="text">
      <style:text-properties style:font-name="Arial1" fo:font-size="11pt" fo:language="en" fo:country="US" style:font-size-asian="11pt" style:language-asian="en" style:country-asian="US" style:font-name-complex="Arial1" style:font-size-complex="11pt"/>
    </style:style>
    <style:style style:name="T22" style:family="text">
      <style:text-properties style:font-name="Arial1" fo:font-size="11pt" fo:language="en" fo:country="US" fo:font-style="italic" style:font-size-asian="11pt" style:font-style-asian="italic" style:font-name-complex="Arial1" style:font-size-complex="11pt"/>
    </style:style>
    <style:style style:name="T23" style:family="text">
      <style:text-properties style:font-name="Arial1" fo:font-size="11pt" fo:language="en" fo:country="US" fo:font-style="italic" style:font-size-asian="11pt" style:language-asian="en" style:country-asian="US" style:font-style-asian="italic" style:font-name-complex="Arial1" style:font-size-complex="11pt"/>
    </style:style>
    <style:style style:name="T24" style:family="text">
      <style:text-properties style:font-name="Arial1" fo:font-size="11pt" fo:language="en" fo:country="none" style:font-size-asian="11pt" style:font-name-complex="Arial1" style:font-size-complex="11pt"/>
    </style:style>
    <style:style style:name="T25" style:family="text">
      <style:text-properties style:font-name="Arial1" fo:font-size="11pt" fo:language="en" fo:country="none" fo:font-style="italic" style:font-size-asian="11pt" style:font-style-asian="italic" style:font-name-complex="Arial1" style:font-size-complex="11pt"/>
    </style:style>
    <style:style style:name="T26" style:family="text">
      <style:text-properties style:font-name="Arial1" fo:font-size="11pt" fo:font-style="normal" fo:font-weight="bold" style:font-size-asian="11pt" style:font-style-asian="normal" style:font-weight-asian="bold" style:font-name-complex="Arial1" style:font-size-complex="11pt" style:font-style-complex="normal"/>
    </style:style>
    <style:style style:name="T27" style:family="text">
      <style:text-properties style:font-name="Arial1" fo:font-size="11pt" fo:font-style="normal" fo:font-weight="bold" style:font-size-asian="11pt" style:font-style-asian="normal" style:font-weight-asian="bold" style:font-name-complex="Arial1" style:font-size-complex="11pt" style:font-style-complex="normal" style:font-weight-complex="bold"/>
    </style:style>
    <style:style style:name="T28" style:family="text">
      <style:text-properties style:font-name-complex="Arial1"/>
    </style:style>
    <style:style style:name="T29" style:family="text">
      <style:text-properties style:font-name-asian="Arial1"/>
    </style:style>
    <style:style style:name="T30" style:family="text">
      <style:text-properties officeooo:rsid="0017dea6"/>
    </style:style>
    <style:style style:name="T31" style:family="text">
      <style:text-properties officeooo:rsid="0018d58b"/>
    </style:style>
    <style:style style:name="T32" style:family="text">
      <style:text-properties officeooo:rsid="004b4a57"/>
    </style:style>
    <style:style style:name="T33" style:family="text">
      <style:text-properties style:font-name="Arial" fo:font-size="11pt" fo:font-style="normal" fo:font-weight="bold" style:font-size-asian="11pt" style:font-style-asian="normal" style:font-weight-asian="bold" style:font-name-complex="Arial1" style:font-size-complex="11pt" style:font-style-complex="normal"/>
    </style:style>
    <style:style style:name="T34" style:family="text">
      <style:text-properties style:font-name="Arial" fo:font-weight="bold" style:font-weight-asian="bold" style:font-name-complex="Arial1" style:font-weight-complex="bold"/>
    </style:style>
    <style:style style:name="T35" style:family="text">
      <style:text-properties style:use-window-font-color="true" style:font-name="Arial2" fo:font-size="11pt" fo:font-weight="normal" officeooo:rsid="00641148" fo:background-color="transparent" loext:char-shading-value="0" style:font-name-asian="Arial2" style:font-size-asian="11pt" style:font-name-complex="Arial2" style:font-size-complex="11pt"/>
    </style:style>
    <style:style style:name="T36" style:family="text">
      <style:text-properties style:use-window-font-color="true" style:font-name="Arial2" fo:font-size="11pt" fo:font-weight="normal" officeooo:rsid="0065285a" fo:background-color="transparent" loext:char-shading-value="0" style:font-name-asian="Arial2" style:font-size-asian="11pt" style:font-name-complex="Arial2" style:font-size-complex="11pt"/>
    </style:style>
    <style:style style:name="T37" style:family="text">
      <style:text-properties style:use-window-font-color="true" style:font-name="Arial2" fo:font-size="11pt" fo:font-weight="normal" officeooo:rsid="0067c758" fo:background-color="transparent" loext:char-shading-value="0" style:font-name-asian="Arial2" style:font-size-asian="11pt" style:font-name-complex="Arial2"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placeholder text:placeholder-type="text">&lt;for each="o in objects"&gt;</text:placeholder></text:p>
      <text:p text:style-name="P10">Công ty TNHH THIẾ<text:span text:style-name="T31">T</text:span> KẾ QUẬN TÁM<text:tab/>Cộng <text:span text:style-name="T30">H</text:span>òa <text:span text:style-name="T30">X</text:span>ã <text:span text:style-name="T30">H</text:span>ội <text:span text:style-name="T30">C</text:span>hủ <text:span text:style-name="T30">N</text:span>ghĩa Việt Nam</text:p>
      <text:p text:style-name="P1"><text:span text:style-name="T8">Số</text:span><text:span text:style-name="T3">: </text:span><text:span text:style-name="T4"><text:placeholder text:placeholder-type="text">&lt;o.name or ''&gt;</text:placeholder></text:span><text:span text:style-name="T3"> <text:tab/>Độc lập – Tự do – Hạnh phúc</text:span></text:p>
      <text:p text:style-name="P6"/>
      <text:p text:style-name="P5"><text:span text:style-name="T10">TP Hồ Chí Minh ngày </text:span><text:span text:style-name="T10"><text:placeholder text:placeholder-type="text">&lt;get_day(today()).day&gt;</text:placeholder></text:span><text:span text:style-name="T10"> </text:span><text:span text:style-name="T11">tháng </text:span><text:span text:style-name="T11"><text:placeholder text:placeholder-type="text">&lt;get_day(today()).month&gt;</text:placeholder></text:span><text:span text:style-name="T11"> năm <text:s/></text:span><text:span text:style-name="T11"><text:placeholder text:placeholder-type="text">&lt;get_day(today()).year&gt;</text:placeholder></text:span><text:span text:style-name="T11"> <text:s text:c="3"/></text:span><text:span text:style-name="T10"><text:s/></text:span></text:p>
      <text:p text:style-name="P12">HỢP ĐỒNG LAO ĐỘNG</text:p>
      <text:p text:style-name="P12">LABOR CONTRACT</text:p>
      <text:p text:style-name="P14"><text:span text:style-name="T16">Chúng tôi/ </text:span><text:span text:style-name="T10">We are, </text:span></text:p>
      <text:p text:style-name="P14"><text:span text:style-name="T16">Một bên là Ông/ </text:span><text:span text:style-name="T10">From one side, Ms</text:span><text:span text:style-name="T16">: <text:s/></text:span><text:span text:style-name="T6">CHEW DARREN SCOTT</text:span></text:p>
      <text:p text:style-name="P14"><text:span text:style-name="T16">Quốc tịch/ </text:span><text:span text:style-name="T10">Nationality:</text:span><text:span text:style-name="T16"> Úc <text:s text:c="28"/>Chức vụ/ Position: </text:span><text:span text:style-name="T18">Tổng </text:span><text:span text:style-name="T16">Giám Đốc</text:span></text:p>
      <text:p text:style-name="P14"><text:span text:style-name="T16">Đại diện cho/ </text:span><text:span text:style-name="T10">On behalf of</text:span><text:span text:style-name="T16">: </text:span><text:span text:style-name="T3">Công ty TNHH THIẾT KẾ QUẬN TÁM<text:tab/><text:tab/></text:span><text:span text:style-name="T16">Điện thoại/ </text:span><text:span text:style-name="T10">Telephone</text:span><text:span text:style-name="T16">: </text:span><text:span text:style-name="T17">38170310</text:span></text:p>
      <text:p text:style-name="P19"><text:span text:style-name="T16">Địa chỉ/ </text:span><text:span text:style-name="T10">Address</text:span><text:span text:style-name="T16">: </text:span><text:span text:style-name="T35">E4/52 1A </text:span><text:span text:style-name="T36">Highway</text:span><text:span text:style-name="T35">, Binh Tri Dong B Ward, Binh Tan Dist, Ho Chi Minh </text:span><text:span text:style-name="T37">C</text:span><text:span text:style-name="T35">ity</text:span></text:p>
      <text:p text:style-name="P14"><text:span text:style-name="T16">Và một bên là Ông/Bà / </text:span><text:span text:style-name="T10">And from other side, Mr/Mrs</text:span><text:span text:style-name="T16">: </text:span><text:span text:style-name="T4"><text:placeholder text:placeholder-type="text">&lt;upper(o.employee_id.name)&gt;</text:placeholder></text:span><text:span text:style-name="T3"><text:tab/></text:span><text:span text:style-name="T16">MSNV/ </text:span><text:span text:style-name="T10">Code</text:span><text:span text:style-name="T16">: </text:span><text:span text:style-name="T4"><text:placeholder text:placeholder-type="text">&lt;o.employee_id.internal_code&gt;</text:placeholder></text:span></text:p>
      <text:p text:style-name="P14"><text:span text:style-name="T16">Giới tính/ </text:span><text:span text:style-name="T10">Sexual: </text:span><text:span text:style-name="T26"><text:placeholder text:placeholder-type="text">&lt;get_selection_item('hr.employee','gender',o.employee_id.gender)&gt;</text:placeholder></text:span></text:p>
      <text:p text:style-name="P14"><text:span text:style-name="T16">Quốc tịch/ </text:span><text:span text:style-name="T10">Nationality</text:span><text:span text:style-name="T16">: </text:span><text:span text:style-name="T4"><text:placeholder text:placeholder-type="text">&lt;o.employee_id.country_id and o.employee_id.country_id.name or ''&gt;</text:placeholder></text:span></text:p>
      <text:p text:style-name="P15"><text:span text:style-name="T16">Sinh ngày/ </text:span><text:span text:style-name="T10">Date of birth: </text:span><text:span text:style-name="T27"><text:placeholder text:placeholder-type="text">&lt;o.employee_id.birthday or ''&gt;</text:placeholder></text:span><text:span text:style-name="T10"><text:tab/></text:span><text:span text:style-name="T16">Tại/ </text:span><text:span text:style-name="T10">at:</text:span><text:span text:style-name="T16"> </text:span><text:span text:style-name="T3"><text:placeholder text:placeholder-type="text">&lt;o.employee_id.place_of_birth or ''&gt;</text:placeholder></text:span></text:p>
      <text:p text:style-name="P18"><text:span text:style-name="T16">Nghề nghiệp/ </text:span><text:span text:style-name="T10">Occupation:</text:span><text:span text:style-name="T12"> <text:s/></text:span><text:span text:style-name="T26"><text:placeholder text:placeholder-type="text">&lt;o.employee_id.job_id and o.employee_id.job_id.name_vn or ''&gt;</text:placeholder></text:span><text:span text:style-name="T13">/ </text:span><text:span text:style-name="T13"><text:placeholder text:placeholder-type="text">&lt;o.employee_id.job_id and o.employee_id.job_id.name or ''&gt;</text:placeholder></text:span></text:p>
      <text:p text:style-name="P18"><text:span text:style-name="T16">Bộ phận làm việc/ </text:span><text:span text:style-name="T10">Department:</text:span><text:span text:style-name="T2"> </text:span><text:span text:style-name="T33"><text:placeholder text:placeholder-type="text">&lt;o.employee_id.department_id and o.employee_id.department_id.name_vn or ''&gt;</text:placeholder></text:span><text:span text:style-name="T33">/ </text:span><text:span text:style-name="T33"><text:placeholder text:placeholder-type="text">&lt;o.employee_id.department_id and o.employee_id.department_id.name or ''&gt;</text:placeholder></text:span></text:p>
      <text:p text:style-name="P14"><text:span text:style-name="T16">Địa chỉ thường trú:/</text:span><text:span text:style-name="T10"> Permanence address:</text:span><text:span text:style-name="T2"> </text:span><text:span text:style-name="T33"><text:placeholder text:placeholder-type="text">&lt;o.employee_id.home_address or ''&gt;</text:placeholder></text:span></text:p>
      <text:p text:style-name="P16"><text:span text:style-name="T16">Số CMND/ </text:span><text:span text:style-name="T10">ID card no</text:span><text:span text:style-name="T16">:</text:span><text:span text:style-name="T4"> </text:span><text:span text:style-name="T4"><text:placeholder text:placeholder-type="text">&lt;o.employee_id.identification_id&gt;</text:placeholder></text:span><text:span text:style-name="T16"><text:tab/>Cấp ngày/ </text:span><text:span text:style-name="T10">Issued on: </text:span><text:span text:style-name="T27"><text:placeholder text:placeholder-type="text">&lt;o.employee_id.id_issue_date and formatLang(o.employee_id.id_issue_date, date=True) or ''&gt;</text:placeholder></text:span><text:span text:style-name="T27"><text:tab/></text:span><text:span text:style-name="T14"><text:tab/></text:span><text:span text:style-name="T16">Tại/ </text:span><text:span text:style-name="T10">Issues at: </text:span><text:span text:style-name="T27"><text:placeholder text:placeholder-type="text">&lt;o.employee_id.id_issue_place or ''&gt;</text:placeholder></text:span></text:p>
      <text:p text:style-name="P17"><text:span text:style-name="T16">Số sổ lao động/ </text:span><text:span text:style-name="T10">Labor book No</text:span><text:span text:style-name="T16">: </text:span><text:span text:style-name="T4"><text:placeholder text:placeholder-type="text">&lt;o.employee_id.work_permit_no&gt;</text:placeholder></text:span><text:span text:style-name="T16"> <text:tab/>Cấp ngày/ </text:span><text:span text:style-name="T10">Issued on</text:span><text:span text:style-name="T16">: </text:span><text:span text:style-name="T4"><text:placeholder text:placeholder-type="text">&lt;o.employee_id.work_permit_issue_date and formatLang(o.employee_id.work_permit_issue_date, date=True) or ''&gt;</text:placeholder></text:span><text:span text:style-name="T16"><text:tab/>Tại/ </text:span><text:span text:style-name="T10">Issues at</text:span><text:span text:style-name="T16">: </text:span><text:span text:style-name="T4"><text:placeholder text:placeholder-type="text">&lt;o.employee_id.work_permit_issue_place or ''&gt;</text:placeholder></text:span></text:p>
      <text:p text:style-name="P20">Thỏa thuận ký kết hợp đồng lao động và cam kết làm đúng những điều khoản sau đây:</text:p>
      <text:p text:style-name="P21">Agree to sign this labor contract and commit to implement the following provisions:</text:p>
      <text:p text:style-name="P14"><text:span text:style-name="T19">Điều 1/ </text:span><text:span text:style-name="T15">Article 1</text:span><text:span text:style-name="T3">: Thời hạn và công việc hợp đồng/ </text:span><text:span text:style-name="T12">Term and work contract:</text:span></text:p>
      <text:p text:style-name="P14"><text:span text:style-name="T16">- Loại hợp đồng lao động/ </text:span><text:span text:style-name="T10">Categories of labour contract:</text:span><text:span text:style-name="T16"> </text:span><text:span text:style-name="T3"><text:placeholder text:placeholder-type="text">&lt;o.type_id.name&gt;</text:placeholder></text:span></text:p>
      <text:p text:style-name="P14"><text:soft-page-break/><text:span text:style-name="T16">- Từ/ </text:span><text:span text:style-name="T10">From</text:span><text:span text:style-name="T16">: </text:span><text:span text:style-name="T3"><text:placeholder text:placeholder-type="text">&lt;o.date_start and formatLang(o.date_start, date=True) or ''&gt;</text:placeholder></text:span><text:span text:style-name="T16"> <text:s text:c="2"/>đến/ </text:span><text:span text:style-name="T10">to: </text:span><text:span text:style-name="T12"><text:placeholder text:placeholder-type="text">&lt;o.date_end and change_date_format(o.date_end).date or False&gt;</text:placeholder></text:span></text:p>
      <text:p text:style-name="P14"><text:span text:style-name="T16">- Địa điểm làm việc/ </text:span><text:span text:style-name="T10">Place of work</text:span><text:span text:style-name="T16">: </text:span><text:span text:style-name="T5"><text:placeholder text:placeholder-type="text">&lt;o.employee_id.address_id and o.employee_id.address_id.street or ''&gt;</text:placeholder></text:span><text:span text:style-name="T5"> </text:span><text:span text:style-name="T5"><text:placeholder text:placeholder-type="text">&lt;o.employee_id.address_id and o.employee_id.address_id.city or ''&gt;</text:placeholder></text:span></text:p>
      <text:p text:style-name="P14"><text:span text:style-name="T16">- Chức vụ/ </text:span><text:span text:style-name="T10">Position</text:span><text:span text:style-name="T16">:</text:span><text:span text:style-name="T28"> </text:span><text:span text:style-name="T34"><text:placeholder text:placeholder-type="text">&lt;o.job_id and o.job_id.name_vn or ''&gt;</text:placeholder></text:span><text:span text:style-name="T34">/ </text:span><text:span text:style-name="T34"><text:placeholder text:placeholder-type="text">&lt;o.job_id and o.job_id.name or ''&gt;</text:placeholder></text:span></text:p>
      <text:p text:style-name="P14"><text:span text:style-name="T19">Điều 2/ Article 2</text:span><text:span text:style-name="T3">: Chế độ làm việc/ </text:span><text:span text:style-name="T12">Work regime</text:span><text:span text:style-name="T3">:</text:span></text:p>
      <text:p text:style-name="P14"><text:span text:style-name="T16">- Thời gian làm việc/ </text:span><text:span text:style-name="T10">Time of work:</text:span><text:span text:style-name="T16"> </text:span><text:span text:style-name="T3">5.5 ngày/tuần/ </text:span><text:span text:style-name="T12">5.5 days per week</text:span></text:p>
      <text:p text:style-name="P14"><text:span text:style-name="T20">- Được cấp phát những dụng cụ làm việc gồm/ </text:span><text:span text:style-name="T22">Providing with working equipments included</text:span><text:span text:style-name="T20">: Đầy đủ dụng cụ phục vụ cho công việc</text:span></text:p>
      <text:p text:style-name="P14"><text:span text:style-name="T19">Điều 3/ Article 3</text:span><text:span text:style-name="T3">: Nghĩa vụ và quyền lợi của người lao động/ </text:span><text:span text:style-name="T12">Obligations, rights and benefits of the employee:</text:span></text:p>
      <text:p text:style-name="P14"><text:span text:style-name="T3">1. Quyền lợi/ </text:span><text:span text:style-name="T12">Rights and benefits:</text:span></text:p>
      <text:p text:style-name="P14"><text:span text:style-name="T16">- Phương tiện đi lại làm việc/ </text:span><text:span text:style-name="T10">Means of transport for working</text:span><text:span text:style-name="T16">: Tự túc</text:span></text:p>
      <text:p text:style-name="P14"><text:span text:style-name="T16">- Mức lương chính hoặc tiền công/ </text:span><text:span text:style-name="T10">Base salary of wages</text:span><text:span text:style-name="T16"> </text:span><text:span text:style-name="T3">3,123 USD</text:span><text:span text:style-name="T16"> per month (gross salary)</text:span></text:p>
      <text:p text:style-name="P14"><text:span text:style-name="T21">- Tiền lương này trả theo trách nhiệm công việc, bao gồm cả thời gian làm thêm giờ để hoàn thành công việc được giao hoặc khi công ty có yêu cầu làm thêm giờ (không được trả lương làm thêm giờ nhưng khi công ty có yêu cầu vẫn phải tăng ca)./ </text:span><text:span text:style-name="T23">This salary is paid for work liability,including working overtime to finish work (don’t pay overtime salary but when company requires, must work overtime).</text:span></text:p>
      <text:p text:style-name="P14"><text:span text:style-name="T16">- Thời hạn tăng lương</text:span><text:span text:style-name="T10">/ Time ot increasing salary:</text:span><text:span text:style-name="T16"> 1 năm/1 lần (kể từ ngày ký HĐLD</text:span><text:span text:style-name="T10">/ from the labor contract signed).</text:span><text:span text:style-name="T16"> Với mức độ tăng lương tùy thuộc vào hiệu suất và kết quả công việc </text:span><text:span text:style-name="T10">/ With the salary increasing rate of </text:span><text:span text:style-name="hps"><text:span text:style-name="T24">depending on</text:span></text:span><text:span text:style-name="short_5f_text"><text:span text:style-name="T24"> </text:span></text:span><text:span text:style-name="hps"><text:span text:style-name="T24">performance and</text:span></text:span><text:span text:style-name="short_5f_text"><text:span text:style-name="T24"> </text:span></text:span><text:span text:style-name="hps"><text:span text:style-name="T24">results of the work.</text:span></text:span></text:p>
      <text:p text:style-name="P14"><text:span text:style-name="T16">- Hình thức trả lương/ </text:span><text:span text:style-name="T10">Form of paying wage</text:span><text:span text:style-name="T16">: Lương thời gian, trả 1 lần/tháng/ once a month.</text:span></text:p>
      <text:p text:style-name="P14"><text:span text:style-name="T16">- Được trả lương vào các ngày/ </text:span><text:span text:style-name="T10">To be paid monthly on</text:span><text:span text:style-name="T16">: Ngày cuối cùng của tháng/ The last day of month.</text:span></text:p>
      <text:p text:style-name="P14"><text:span text:style-name="T16">- Bảo hiểm xã hội, bảo hiểm y tế và bảo hiểm thất nghiệp/ </text:span><text:span text:style-name="T10">Social insurance, health insurance and unemployment insurance: (đóng BH dựa trên mức lương chính hoặc tiền công của người lao động)</text:span></text:p>
      <text:p text:style-name="P22">Người lao động đóng: BHYT: 1.5% lương<text:tab/><text:tab/>Người sử dụng lao động đóng: BHYT: 3% lương</text:p>
      <text:p text:style-name="P22">Employee: Health Insurance: 1.5% of salary<text:tab/>Employer: Health Insurance: 3% of salary</text:p>
      <text:p text:style-name="P14"><text:span text:style-name="T16">- Chế độ đào tạo, nâng cao trình độ, tay nghề cho người lao động: khi công ty có nhu cầu phát triển công việc, đòi hỏi cao hơn về trình độ chuyên môn của người lao động, công ty sẽ bố trí sắp xếp cho người lao động được tham dự các khóa học, tập huấn nhằm mục đích phục vụ cho công việc của mình. Các khóa học và tập huấn này còn tùy thuộc vào tình hình tài chính và tình hình kinh doanh thực tế của công ty vào thời điểm đó để có sự sắp xếp hợp lý./</text:span><text:span text:style-name="T10"> Training, improving of the qualifications and skills of employees: the company will arrange training course, when the company demands to develop and requires higher qualifications of employees. Those training courses depend on the financial situation and the situation of the actual business of the company at the time to be streamlined.</text:span></text:p>
      <text:p text:style-name="P14"><text:span text:style-name="T3">2. Nghĩa vụ/ </text:span><text:span text:style-name="T12">Obligations:</text:span></text:p>
      <text:p text:style-name="P14"><text:span text:style-name="T16">- Hoàn thành những công việc đã cam kết trong hợp đồng lao động/ </text:span><text:span text:style-name="T10">To fulfill the works undertaken in labor contract. </text:span><text:span text:style-name="T16">Khi cần thiết, thực hiện công việc theo yêu cầu và tuân theo sự điều động của người sử dụng lao động/ </text:span><text:span text:style-name="T10">if necessary, have to do the work following the requestment and assignment of the employer. </text:span></text:p>
      <text:p text:style-name="P14"><text:soft-page-break/><text:span text:style-name="T16">- Chấp hành lệnh điều hành sản xuất – kinh doanh, nội quy kỷ luật lao động, an toàn lao động…/ </text:span><text:span text:style-name="T10">To comply with production and business orders, internal labor disciplined and occupational safety regulations.</text:span></text:p>
      <text:p text:style-name="P14"><text:span text:style-name="T16">- Bồi thường vi phạm và vật chất/ </text:span><text:span text:style-name="T10">Compensation for violating labor discipline and material liability: </text:span><text:span text:style-name="T16">Theo đúng những quy định trong Bộ luật lao động và nội quy lao động của công ty. /</text:span><text:span text:style-name="T10">Follow Labor law and company regulations.</text:span></text:p>
      <text:p text:style-name="P13"><text:span text:style-name="T10">- </text:span><text:span text:style-name="T16">Nếu người lao động vi phạm kỉ luật và có lỗi lớn trong công việc, ví dụ  như làm sai hàng thì sẽ giảm thưởng theo mức độ sai sót./ </text:span><text:span text:style-name="T25">If the employee </text:span><text:span text:style-name="hps"><text:span text:style-name="T25">violate labor</text:span></text:span><text:span text:style-name="T25"> </text:span><text:span text:style-name="hps"><text:span text:style-name="T25">discipline</text:span></text:span><text:span text:style-name="T25"> </text:span><text:span text:style-name="hps"><text:span text:style-name="T25">and</text:span></text:span><text:span text:style-name="T25"> cause big mistakes i</text:span><text:span text:style-name="hps"><text:span text:style-name="T25">n</text:span></text:span><text:span text:style-name="T25"> </text:span><text:span text:style-name="hps"><text:span text:style-name="T25">the</text:span></text:span><text:span text:style-name="T25"> </text:span><text:span text:style-name="hps"><text:span text:style-name="T25">work</text:span></text:span><text:span text:style-name="T25">, example do some things </text:span><text:span text:style-name="hps"><text:span text:style-name="T25">wrong</text:span></text:span><text:span text:style-name="T25"> in production, the bonus will be deducted</text:span><text:span text:style-name="hps"><text:span text:style-name="T25"> according to</text:span></text:span><text:span text:style-name="T25"> </text:span><text:span text:style-name="hps"><text:span text:style-name="T25">the</text:span></text:span><text:span text:style-name="T25"> rate </text:span><text:span text:style-name="hps"><text:span text:style-name="T25">of</text:span></text:span><text:span text:style-name="T25"> </text:span><text:span text:style-name="hps"><text:span text:style-name="T25">mistakes.</text:span></text:span></text:p>
      <text:p text:style-name="P14"><text:span text:style-name="T19">Điều 4/ </text:span><text:span text:style-name="T15">Article 4</text:span><text:span text:style-name="T3">: Nghĩa vụ và quyền hạn của người sử dụng lao động( </text:span><text:span text:style-name="T12">Obligations and rights of employer):</text:span></text:p>
      <text:p text:style-name="P14"><text:span text:style-name="T3">1. Nghĩa vụ/ </text:span><text:span text:style-name="T12">Obligations</text:span></text:p>
      <text:p text:style-name="P14"><text:span text:style-name="T16">- Bảo đảm việc làm và thực hiện đầy đủ những điều đã cam kết trong hợp đồng lao động/ </text:span><text:span text:style-name="T10">To ensure the employment and fully implement committed regulations in labor contract.</text:span></text:p>
      <text:p text:style-name="P14"><text:span text:style-name="T16">- Thanh toán đầy đủ, đúng thời hạn các chế độ và quyền lợi cho người lao động theo hợp đồng lao động./ </text:span><text:span text:style-name="T10">To pay fully and on time all remuneration and other fringe benefits of employee in accordance with labor contract</text:span><text:span text:style-name="T16">.</text:span></text:p>
      <text:p text:style-name="P14"><text:span text:style-name="T3">2. Quyền hạn/ </text:span><text:span text:style-name="T12">Rights</text:span></text:p>
      <text:p text:style-name="P14"><text:span text:style-name="T16">- Điều hành người lao động hoàn thành công việc theo hợp đồng( bố trí, điều chuyển, tạm ngừng việc…)/ </text:span><text:span text:style-name="T10">To manage the employee to fulfill the works in accordance with labor contract( assign, appoint, postpone…).</text:span></text:p>
      <text:p text:style-name="P14"><text:span text:style-name="T16">- Tạm hoãn, chấm dứt hợp đồng lao động, kỷ luật người lao động theo quy định của pháp luật và nội quy lao động của doanh nghiệp./ </text:span><text:span text:style-name="T10">To postpone, terminate the labor contract, penalty the employee in accordance with the law and internal labor regulations of enterprises.</text:span></text:p>
      <text:p text:style-name="P14"><text:span text:style-name="T19">Điều 5/ </text:span><text:span text:style-name="T15">Article 5</text:span><text:span text:style-name="T3">: Điều khoản thi hành/ Implementation provisions</text:span></text:p>
      <text:p text:style-name="P14"><text:span text:style-name="T16">- Những vấn đề về lao động không ghi trong hợp đồng lao động này thì áp dụng quy định của thỏa ước lao động tập thể, trường hợp chưa có thỏa ước lao động tập thể thì áp dụng quy định của pháp luật lao động./ </text:span><text:span text:style-name="T10">The problem concerning with labor is not defined in labor contract shall be applied with provisions of collective labor agreement. In case of not having collective labor agreement shall be applied regulations of labor legislation</text:span><text:span text:style-name="T16">.</text:span></text:p>
      <text:p text:style-name="P14"><text:span text:style-name="T16">- Hợp đồng lao động này sẽ chấm dứt khi người lao động vi phạm nội quy lao động và nội quy nhà xưởng của công ty./ </text:span><text:span text:style-name="T10">Labor contract will be terminated when employee violate company regulations and factory regulations.</text:span></text:p>
      <text:p text:style-name="P14"><text:span text:style-name="T16">- Hợp đồng lao động được làm thành 2 bản có giá trị ngang nhau, mỗi bên giữ 1 bản và có hiệu lực từ ngày ký. Khi hai bên ký kết phụ lục hợp đồng lao động thì nội dung của phụ lục hợp đồng lao động cũng có giá trị như các nội dung của bản hợp đồng lao động này. / </text:span><text:span text:style-name="T10">Labor contract is made in 2 copies of equal validity; each party keeps 1 copy and come into force on signed date. When both parties sign appendix of labor contract, the content of appendix of labor contract shall be valued as the content of this labor contract.</text:span></text:p>
      <text:p text:style-name="P7"/>
      <text:p text:style-name="P8">Hợp đồng này làm tại TP Hồ Chí Minh, ngày <text:placeholder text:placeholder-type="text">&lt;get_day(today()).day&gt;</text:placeholder> <text:span text:style-name="T32">tháng </text:span><text:span text:style-name="T32"><text:placeholder text:placeholder-type="text">&lt;get_day(today()).month&gt;</text:placeholder></text:span><text:span text:style-name="T32"> năm</text:span> <text:placeholder text:placeholder-type="text">&lt;get_day(today()).year&gt;</text:placeholder> <text:s text:c="18"/></text:p>
      <text:p text:style-name="P8"/>
      <text:p text:style-name="P9"><text:soft-page-break/><text:span text:style-name="T29"><text:s text:c="11"/></text:span>Người lao động <text:s text:c="75"/>Người sử dụng lao động</text:p>
      <text:p text:style-name="P2"><text:span text:style-name="T9"><text:s text:c="13"/></text:span><text:span text:style-name="T3">Employee <text:s text:c="92"/>Employer</text:span></text:p>
      <text:p text:style-name="P2"/>
      <text:p text:style-name="P2"/>
      <text:p text:style-name="P2"/>
      <text:p text:style-name="P2"/>
      <text:p text:style-name="P2"/>
      <text:p text:style-name="P4"><text:span text:style-name="T3"><text:tab/></text:span><text:span text:style-name="T7"><text:placeholder text:placeholder-type="text">&lt;upper(o.employee_id.name)&gt;</text:placeholder></text:span><text:span text:style-name="T3"><text:tab/></text:span></text:p>
      <text:p text:style-name="P3"/>
      <text:p text:style-name="P11"><text:placeholder text:placeholder-type="text">&lt;/for&gt;</text:placeholder></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svg:font-family="Arial" style:font-family-generic="swiss"/>
    <style:font-face style:name="FreeSans1" svg:font-family="FreeSans" style:font-family-generic="swiss"/>
    <style:font-face style:name="VNI-Times" svg:font-family="VNI-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NI-Times" fo:font-family="VNI-Times" style:font-pitch="variable" fo:font-size="12pt" fo:language="en" fo:country="US" style:font-name-asian="Times New Roman" style:font-family-asian="'Times New Roman'" style:font-family-generic-asian="roman" style:font-pitch-asian="variable" style:font-size-asian="12pt" style:font-name-complex="VNI-Times" style:font-family-complex="VNI-Time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short_5f_text" style:display-name="short_text" style:family="text"/>
    <style:style style:name="hps"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VNI-Times" fo:font-family="VNI-Times" style:font-pitch="variable" style:font-name-complex="VNI-Times" style:font-family-complex="VNI-Times" style:font-pitch-complex="variable"/>
    </style:style>
    <style:style style:name="Comment_20_Subject_20_Char" style:display-name="Comment Subject Char" style:family="text">
      <style:text-properties style:font-name="VNI-Times" fo:font-family="VNI-Times" style:font-pitch="variable" fo:font-weight="bold" style:font-weight-asian="bold" style:font-name-complex="VNI-Times" style:font-family-complex="VNI-Times" style:font-pitch-complex="variable" style:font-weight-complex="bold"/>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6c3d4"/>
    </style:style>
    <style:page-layout style:name="Mpm1">
      <style:page-layout-properties fo:page-width="8.2681in" fo:page-height="11.6929in" style:num-format="1" style:print-orientation="portrait" fo:margin-top="0.5626in" fo:margin-bottom="0.3752in" fo:margin-left="0.5in" fo:margin-right="0.5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span text:style-name="MT1">Trang </text:span><text:span text:style-name="MT1"><text:page-number text:select-page="current">4</text:page-number></text:span><text:span text:style-name="MT1">/Page </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âng ty TNHH UN – AVAILABLE    Coäng hoøa xaõ hoäi chuû nghóa Vieät Nam</dc:title>
    <meta:creation-date>2016-02-26T11:16:23.515112659</meta:creation-date>
    <dc:date>2017-09-13T11:05:04.248304069</dc:date>
    <meta:print-date>2013-10-25T13:56:00</meta:print-date>
    <meta:editing-cycles>95</meta:editing-cycles>
    <meta:editing-duration>PT4H35M24S</meta:editing-duration>
    <meta:generator>LibreOffice/5.2.3.2$Linux_X86_64 LibreOffice_project/20m0$Build-2</meta:generator>
    <meta:document-statistic meta:table-count="0" meta:image-count="0" meta:object-count="0" meta:page-count="4" meta:paragraph-count="64" meta:word-count="1481" meta:character-count="8922" meta:non-whitespace-character-count="7243"/>
  </office:meta>
</office:document-meta>
</file>